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Mono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reeMono" fo:font-size="12pt" officeooo:rsid="001d9e7d" officeooo:paragraph-rsid="001d9e7d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FreeMono" fo:font-size="12pt" officeooo:rsid="001d9e7d" officeooo:paragraph-rsid="001d9e7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FreeMono" fo:font-size="12pt" officeooo:rsid="001d9e7d" officeooo:paragraph-rsid="0028c13b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FreeMono" fo:font-size="12pt" officeooo:rsid="00254b77" officeooo:paragraph-rsid="00254b77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FreeMono" fo:font-size="12pt" officeooo:rsid="00254b77" officeooo:paragraph-rsid="00254b77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FreeMono" fo:font-size="10pt" officeooo:rsid="0026b1c7" officeooo:paragraph-rsid="0026b1c7" style:font-size-asian="8.75pt" style:font-size-complex="10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reeMono" fo:font-size="12pt" fo:font-weight="bold" officeooo:rsid="001d9e7d" officeooo:paragraph-rsid="001d9e7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reeMono" fo:font-size="12pt" fo:font-weight="bold" officeooo:rsid="00254b77" officeooo:paragraph-rsid="00254b77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2pt" officeooo:rsid="001d9e7d" officeooo:paragraph-rsid="001d9e7d" style:font-size-asian="10.5pt" style:font-size-complex="12pt"/>
    </style:style>
    <style:style style:name="P11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2pt" officeooo:rsid="001d9e7d" officeooo:paragraph-rsid="001f3743" style:font-size-asian="10.5pt" style:font-size-complex="12pt"/>
    </style:style>
    <style:style style:name="P12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2pt" officeooo:rsid="001d9e7d" officeooo:paragraph-rsid="00208fd0" style:font-size-asian="10.5pt" style:font-size-complex="12pt"/>
    </style:style>
    <style:style style:name="P13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2pt" officeooo:rsid="001d9e7d" officeooo:paragraph-rsid="00226784" style:font-size-asian="10.5pt" style:font-size-complex="12pt"/>
    </style:style>
    <style:style style:name="P14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2pt" officeooo:rsid="00209c77" officeooo:paragraph-rsid="00209c77" style:font-size-asian="10.5pt" style:font-size-complex="12pt"/>
    </style:style>
    <style:style style:name="P15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2pt" officeooo:rsid="00226784" officeooo:paragraph-rsid="00226784" style:font-size-asian="10.5pt" style:font-size-complex="12pt"/>
    </style:style>
    <style:style style:name="P16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2pt" officeooo:rsid="00244fc5" officeooo:paragraph-rsid="00244fc5" style:font-size-asian="10.5pt" style:font-size-complex="12pt"/>
    </style:style>
    <style:style style:name="P17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2pt" officeooo:rsid="00248f5d" officeooo:paragraph-rsid="00248f5d" style:font-size-asian="10.5pt" style:font-size-complex="12pt"/>
    </style:style>
    <style:style style:name="P18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2pt" officeooo:rsid="00226784" officeooo:paragraph-rsid="00226784" style:font-size-asian="10.5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FreeMono" fo:font-size="72pt" fo:font-weight="normal" officeooo:rsid="001d9e7d" officeooo:paragraph-rsid="001d9e7d" style:font-size-asian="72pt" style:font-weight-asian="normal" style:font-size-complex="72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FreeMono" fo:font-size="12pt" officeooo:rsid="001d9e7d" officeooo:paragraph-rsid="001d9e7d" style:font-size-asian="10.5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FreeMono" fo:font-size="12pt" officeooo:rsid="001d9e7d" officeooo:paragraph-rsid="002a38a2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FreeMono" fo:font-size="12pt" officeooo:rsid="001d9e7d" officeooo:paragraph-rsid="001d9e7d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FreeMono" fo:font-size="12pt" officeooo:rsid="002a38a2" officeooo:paragraph-rsid="002a38a2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FreeMono" fo:font-size="12pt" officeooo:rsid="00254b77" officeooo:paragraph-rsid="00254b77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FreeMono" fo:font-size="12pt" officeooo:rsid="002b9d41" officeooo:paragraph-rsid="002b9d41" style:font-size-asian="10.5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FreeMono" fo:font-size="10pt" officeooo:rsid="0026b1c7" officeooo:paragraph-rsid="002a38a2" style:font-size-asian="8.75pt" style:font-size-complex="10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FreeMono" fo:font-size="12pt" fo:font-weight="bold" officeooo:rsid="002a38a2" officeooo:paragraph-rsid="002a38a2" style:font-size-asian="10.5pt" style:font-weight-asian="bold" style:font-size-complex="12pt" style:font-weight-complex="bold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1f3743"/>
    </style:style>
    <style:style style:name="T3" style:family="text">
      <style:text-properties officeooo:rsid="00208fd0"/>
    </style:style>
    <style:style style:name="T4" style:family="text">
      <style:text-properties officeooo:rsid="00226784"/>
    </style:style>
    <style:style style:name="T5" style:family="text">
      <style:text-properties officeooo:rsid="00283282"/>
    </style:style>
    <style:style style:name="T6" style:family="text">
      <style:text-properties officeooo:rsid="002a38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d01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9">DINST</text:p>
      <text:p text:style-name="P2"><text:span text:style-name="T1">Dumb</text:span> Digitrax Instruction Set</text:p>
      <text:p text:style-name="P2"/>
      <text:p text:style-name="P3"/>
      <text:p text:style-name="P27">REQUESTS</text:p>
      <text:p text:style-name="P26">aka <text:span text:style-name="T6">OMG WHAT DO?</text:span></text:p>
      <text:p text:style-name="P21"/>
      <text:p text:style-name="P23">Requests are methods of interacting with Loconet via SQL tables. Each type of request is designed to make your life as a team in CPE453 easier. To that effect, if you wish for additional features, don't hesitate to ask.</text:p>
      <text:p text:style-name="P23"/>
      <text:p text:style-name="P23"><text:span text:style-name="T7">Train Requests</text:span>:</text:p>
      <text:p text:style-name="P23"><text:tab/>Set the direction and speed of a train/slot. Slot number is the ID.</text:p>
      <text:p text:style-name="P23"/>
      <text:p text:style-name="P23"><text:span text:style-name="T7">Switch Requests</text:span>:</text:p>
      <text:p text:style-name="P23"><text:tab/>Set the boolean position of a switch. The number physically labeled on the switch is used as the ID.</text:p>
      <text:p text:style-name="P23"/>
      <text:p text:style-name="P23"><text:span text:style-name="T7">Macro Requests</text:span>:</text:p>
      <text:p text:style-name="P23"><text:tab/>Most everything else is a macro. Macros are utilities to make interacting with Loconet easier on a higher level. Check the demo program, train_rec_sql, for macro implementations.</text:p>
      <text:p text:style-name="P8">MACROS</text:p>
      <text:p text:style-name="P7">aka Trains for Normal People</text:p>
      <text:p text:style-name="P2"/>
      <text:p text:style-name="P4">Macros listed here are to provide an overview, as sql implementation may vary. <text:span text:style-name="T5">Sample implementation software is available either on the EB Linux Lab computers, or from </text:span><text:a xlink:type="simple" xlink:href="https://github.com/ctag/cpe453/tree/master/train_rec_sql" text:style-name="Internet_20_link" text:visited-style-name="Visited_20_Internet_20_Link"><text:span text:style-name="T5">https://github.com/ctag/cpe453/tree/master/train_rec_sql</text:span></text:a><text:span text:style-name="T5">.</text:span></text:p>
      <text:p text:style-name="P3"/>
      <text:p text:style-name="P3">Example Listing:</text:p>
      <text:p text:style-name="P3"/>
      <text:p text:style-name="P10">INSTRUCTION, arg1, arg2</text:p>
      <text:p text:style-name="P14">Packet Format <text:span text:style-name="T4">in [byte]s.</text:span></text:p>
      <text:p text:style-name="P14"/>
      <text:p text:style-name="P10"><text:tab/>Description of macro, how to wield it, why it matters. <text:span text:style-name="T4">If no arguments are given, then leave their fields as 'null' in sql.</text:span></text:p>
      <text:p text:style-name="P3"/>
      <text:p text:style-name="P3">Here INSTRUCTION would be a string entered in the “macro” field of the table, with arg1 and arg2 being placed in their respective columns as well.</text:p>
      <text:p text:style-name="P3"/>
      <text:p text:style-name="P11"><text:span text:style-name="T2">SLOT_SCAN</text:span>, <text:span text:style-name="T2">slot#</text:span></text:p>
      <text:p text:style-name="P16">[BB] [SLOT] [00] [CHK]</text:p>
      <text:p text:style-name="P11"/>
      <text:p text:style-name="P11"><text:tab/><text:span text:style-name="T2">Queries track for the status of the given slot#. Valid slots are 1-119. Returns with the state of a 'train' in sql, which is really just a slot.</text:span></text:p>
      <text:p text:style-name="P3"/>
      <text:p text:style-name="P12"><text:span text:style-name="T3">SLOT_DISPATCH</text:span>, <text:span text:style-name="T3">slot#</text:span></text:p>
      <text:p text:style-name="P16">[BA] [SLOT] [00] [CHK]</text:p>
      <text:p text:style-name="P12"/>
      <text:p text:style-name="P12"><text:tab/><text:span text:style-name="T3">Supposedly puts the given slot back into “COMMON” mode, but has not worked consistently for me. Use when slot has mode “IN_USE”.</text:span></text:p>
      <text:p text:style-name="P17">If the associated train does not update, then the command failed with a LACK packet.</text:p>
      <text:p text:style-name="P3"/>
      <text:p text:style-name="P12"><text:span text:style-name="T3">SLOT_CLEAR</text:span>, <text:span text:style-name="T3">slot#</text:span></text:p>
      <text:p text:style-name="P16">[B5] [SLOT] [03] [CHK]</text:p>
      <text:p text:style-name="P12"/>
      <text:p text:style-name="P12"><text:tab/><text:span text:style-name="T3">Puts the given slot into “FREE” mode. Use when slot has mode “COMMON” or “IN_USE”. Associated train state does not automatically update, must run SLOT_SCAN after this command to check the train state.</text:span></text:p>
      <text:p text:style-name="P3"/>
      <text:p text:style-name="P12"><text:span text:style-name="T3">SLOT_REQ</text:span>, <text:span text:style-name="T3">train#</text:span></text:p>
      <text:p text:style-name="P16">[BF] [00] [ADR] [CHK]</text:p>
      <text:p text:style-name="P12"/>
      <text:p text:style-name="P12"><text:tab/><text:span text:style-name="T3">Requests a slot for a given train address. Returns with the state of a 'train' in sql, which is really just a slot.</text:span></text:p>
      <text:p text:style-name="P3"/>
      <text:p text:style-name="P15">TRACK_ON</text:p>
      <text:p text:style-name="P15">[83] [CHK]</text:p>
      <text:p text:style-name="P15"/>
      <text:p text:style-name="P13"><text:tab/><text:span text:style-name="T4">Turns power to the track on. Usually results in all detection sections sending a bootup packet which lists them as “occupied”.</text:span></text:p>
      <text:p text:style-name="P3"/>
      <text:p text:style-name="P15"><text:soft-page-break/>TRACK_OFF</text:p>
      <text:p text:style-name="P15">[82] [CHK]</text:p>
      <text:p text:style-name="P13"/>
      <text:p text:style-name="P13"><text:tab/><text:span text:style-name="T4">Turns power to the track off.</text:span></text:p>
      <text:p text:style-name="P3"/>
      <text:p text:style-name="P15">TRACK_RESET</text:p>
      <text:p text:style-name="P15">[82] [CHK] then [83] [CHK]</text:p>
      <text:p text:style-name="P13"/>
      <text:p text:style-name="P13"><text:tab/><text:span text:style-name="T4">Turns power off, waits ten seconds, turns power back on.</text:span></text:p>
      <text:p text:style-name="P3"/>
      <text:p text:style-name="P3"/>
      <text:p text:style-name="P9">Detection Section Addressing</text:p>
      <text:p text:style-name="P7">aka <text:span text:style-name="T6">Wizardry</text:span></text:p>
      <text:p text:style-name="P5"/>
      <text:p text:style-name="P6">Likely the most elusive part of this system; luckily what we've gleaned will keep you from having to work with this conversion.</text:p>
      <text:p text:style-name="P6"/>
      <text:p text:style-name="P6">There are three numbers associated with <text:span text:style-name="T6">a detection section</text:span>. <text:span text:style-name="T6">Raw hex is created by parsing address bits. LS numbers are an abstract that appears to be JMRI specific? Lastly are BDL-DS numbers, where each BDL168 has a number, and each DS on the BDL has a spot 1-16. We get raw hex from Loconet, and want to reach BDL-DS numbers to use in SQL.</text:span></text:p>
      <text:p text:style-name="P6"/>
      <text:p text:style-name="P25"><text:span text:style-name="T7">An example</text:span>: Consider the packet [B2 6C 58 79].</text:p>
      <text:p text:style-name="P25"/>
      <text:p text:style-name="P25">Using the Digitrax documentation, we find the associated hex address for the detection section to be [46C] with aux bit of [0]. Awesome, after this point the documentation is utterly useless!</text:p>
      <text:p text:style-name="P25"/>
      <text:p text:style-name="P25">Next, we convert the hex directly into a decimal number: 1132.</text:p>
      <text:p text:style-name="P25"/>
      <text:p text:style-name="P25">Now the aux bit comes into play; if the aux bit is set we add 1 to the decimal number, then multiply by 2. Otherwise (if aux is 0) we multiply by 2, then add 1. Thus we get (1132*2)+1 = 2265.</text:p>
      <text:p text:style-name="P25"/>
      <text:p text:style-name="P25">This resulting number, 2265, is the LS number; written LS2265. Now we want to get to the BDL-DS number. To get the board, do LS# modulo 16. To get the DS, do LS# divided by 16 and rounded up. In our example 2265%16 = 11 and ceil(2265/16) = 142. The last digit of the board number corresponds to the <text:span text:style-name="T8">board below the track. Thus we achieve 2-11 as the detection section of interest! This algorithm has been tested a does work for all detection sections on the inner-urban trac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19:59:05.676241222</meta:creation-date>
    <dc:date>2015-04-05T01:08:06.088821780</dc:date>
    <meta:editing-duration>PT22H14M57S</meta:editing-duration>
    <meta:editing-cycles>13</meta:editing-cycles>
    <meta:generator>LibreOffice/4.4.1.2$Linux_X86_64 LibreOffice_project/40m0$Build-2</meta:generator>
    <meta:document-statistic meta:table-count="0" meta:image-count="0" meta:object-count="0" meta:page-count="5" meta:paragraph-count="50" meta:word-count="673" meta:character-count="3858" meta:non-whitespace-character-count="3224"/>
  </office:meta>
</office:document-meta>
</file>